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SetCollection.FilterSetCollection( FilterSet filte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SetCollection.addFilterSet( FilterSet filte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SetCollection.hasFilt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lterSetCollection.replaceTokens( String lin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terSetCollection.FilterSet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